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Mono" fo:font-size="10pt" officeooo:rsid="001813a1" style:font-size-asian="10pt" style:font-size-complex="10pt"/>
    </style:style>
    <style:style style:name="P2" style:family="paragraph" style:parent-style-name="Standard">
      <style:text-properties style:font-name="Liberation Mono" fo:font-size="10pt" officeooo:rsid="001813a1" officeooo:paragraph-rsid="0018b220" style:font-size-asian="10pt" style:font-size-complex="10pt"/>
    </style:style>
    <style:style style:name="P3" style:family="paragraph" style:parent-style-name="Standard">
      <style:text-properties style:font-name="Liberation Mono" fo:font-size="10pt" officeooo:rsid="001813a1" officeooo:paragraph-rsid="001b757c" style:font-size-asian="10pt" style:font-size-complex="10pt"/>
    </style:style>
    <style:style style:name="P4" style:family="paragraph" style:parent-style-name="Standard">
      <style:text-properties style:font-name="Liberation Mono" fo:font-size="10pt" officeooo:rsid="001b757c" officeooo:paragraph-rsid="001b757c" style:font-size-asian="10pt" style:font-size-complex="10pt"/>
    </style:style>
    <style:style style:name="P5" style:family="paragraph" style:parent-style-name="Standard">
      <style:paragraph-properties fo:break-before="page"/>
      <style:text-properties style:font-name="Liberation Mono" fo:font-size="10pt" officeooo:rsid="001813a1" style:font-size-asian="10pt" style:font-size-complex="10pt"/>
    </style:style>
    <style:style style:name="P6" style:family="paragraph" style:parent-style-name="Standard">
      <style:paragraph-properties fo:break-before="page"/>
      <style:text-properties style:font-name="Liberation Mono" fo:font-size="10pt" officeooo:rsid="001813a1" officeooo:paragraph-rsid="001b757c" style:font-size-asian="10pt" style:font-size-complex="10pt"/>
    </style:style>
    <style:style style:name="P7" style:family="paragraph" style:parent-style-name="Standard" style:master-page-name="">
      <loext:graphic-properties draw:fill="none"/>
      <style:paragraph-properties fo:margin-left="0.5618in" fo:margin-right="0in" fo:text-indent="0in" style:auto-text-indent="false" style:page-number="auto" fo:background-color="transparent"/>
      <style:text-properties style:font-name="Liberation Mono" fo:font-size="10pt" officeooo:rsid="001813a1" style:font-size-asian="10pt" style:font-size-complex="10pt"/>
    </style:style>
    <style:style style:name="P8" style:family="paragraph" style:parent-style-name="Standard" style:master-page-name="">
      <loext:graphic-properties draw:fill="none"/>
      <style:paragraph-properties fo:margin-left="0.5618in" fo:margin-right="0in" fo:text-indent="0in" style:auto-text-indent="false" style:page-number="auto" fo:background-color="transparent"/>
      <style:text-properties style:font-name="Liberation Mono" fo:font-size="10pt" officeooo:rsid="001813a1" officeooo:paragraph-rsid="0018b220" style:font-size-asian="10pt" style:font-size-complex="10pt"/>
    </style:style>
    <style:style style:name="P9" style:family="paragraph" style:parent-style-name="Standard" style:master-page-name="">
      <loext:graphic-properties draw:fill="none"/>
      <style:paragraph-properties fo:margin-left="0.5618in" fo:margin-right="0in" fo:text-indent="0in" style:auto-text-indent="false" style:page-number="auto" fo:background-color="transparent"/>
      <style:text-properties style:font-name="Liberation Mono" fo:font-size="10pt" officeooo:rsid="001813a1" officeooo:paragraph-rsid="001b757c" style:font-size-asian="10pt" style:font-size-complex="10pt"/>
    </style:style>
    <style:style style:name="P10" style:family="paragraph" style:parent-style-name="Standard" style:master-page-name="">
      <loext:graphic-properties draw:fill="none"/>
      <style:paragraph-properties fo:margin-left="0.5618in" fo:margin-right="0in" fo:text-indent="0in" style:auto-text-indent="false" style:page-number="auto" fo:background-color="transparent"/>
      <style:text-properties style:font-name="Liberation Mono" fo:font-size="10pt" officeooo:rsid="001b757c" officeooo:paragraph-rsid="001b757c" style:font-size-asian="10pt" style:font-size-complex="10pt"/>
    </style:style>
    <style:style style:name="P11" style:family="paragraph" style:parent-style-name="Standard">
      <loext:graphic-properties draw:fill="none"/>
      <style:paragraph-properties fo:margin-left="0.5618in" fo:margin-right="0in" fo:text-indent="0in" style:auto-text-indent="false" fo:background-color="transparent"/>
      <style:text-properties style:font-name="Liberation Mono" fo:font-size="10pt" officeooo:rsid="001813a1" officeooo:paragraph-rsid="0018b220" style:font-size-asian="10pt" style:font-size-complex="10pt"/>
    </style:style>
    <style:style style:name="P12" style:family="paragraph" style:parent-style-name="Standard">
      <loext:graphic-properties draw:fill="none"/>
      <style:paragraph-properties fo:margin-left="0.5618in" fo:margin-right="0in" fo:text-indent="0in" style:auto-text-indent="false" fo:background-color="transparent"/>
      <style:text-properties style:font-name="Liberation Mono" fo:font-size="10pt" officeooo:rsid="001813a1" officeooo:paragraph-rsid="001b757c" style:font-size-asian="10pt" style:font-size-complex="10pt"/>
    </style:style>
    <style:style style:name="P13" style:family="paragraph" style:parent-style-name="Standard">
      <loext:graphic-properties draw:fill="none"/>
      <style:paragraph-properties fo:margin-left="0.5618in" fo:margin-right="0in" fo:text-indent="0in" style:auto-text-indent="false" fo:background-color="transparent"/>
      <style:text-properties style:font-name="Liberation Mono" fo:font-size="10pt" officeooo:rsid="001b757c" officeooo:paragraph-rsid="001b757c" style:font-size-asian="10pt" style:font-size-complex="10pt"/>
    </style:style>
    <style:style style:name="P14" style:family="paragraph" style:parent-style-name="Standard">
      <loext:graphic-properties draw:fill="none"/>
      <style:paragraph-properties fo:margin-left="0in" fo:margin-right="0in" fo:text-indent="0in" style:auto-text-indent="false" fo:background-color="transparent"/>
      <style:text-properties style:font-name="Liberation Mono" fo:font-size="10pt" officeooo:rsid="001b757c" officeooo:paragraph-rsid="001b757c" style:font-size-asian="10pt" style:font-size-complex="10pt"/>
    </style:style>
    <style:style style:name="P15" style:family="paragraph" style:parent-style-name="Standard">
      <loext:graphic-properties draw:fill="none"/>
      <style:paragraph-properties fo:margin-left="0.5618in" fo:margin-right="0in" fo:text-indent="0in" style:auto-text-indent="false" fo:background-color="transparent"/>
      <style:text-properties style:font-name="Liberation Mono" fo:font-size="10pt" officeooo:rsid="001b757c" officeooo:paragraph-rsid="001d0a67" style:font-size-asian="10pt" style:font-size-complex="10pt"/>
    </style:style>
    <style:style style:name="P16" style:family="paragraph" style:parent-style-name="Standard">
      <loext:graphic-properties draw:fill="none"/>
      <style:paragraph-properties fo:margin-left="0.5618in" fo:margin-right="0in" fo:text-indent="0in" style:auto-text-indent="false" fo:background-color="transparent"/>
      <style:text-properties style:font-name="Liberation Mono" fo:font-size="10pt" officeooo:rsid="001b757c" officeooo:paragraph-rsid="001da609" style:font-size-asian="10pt" style:font-size-complex="10pt"/>
    </style:style>
    <style:style style:name="P17" style:family="paragraph" style:parent-style-name="Standard">
      <loext:graphic-properties draw:fill="none"/>
      <style:paragraph-properties fo:margin-left="0.5618in" fo:margin-right="0in" fo:text-indent="0in" style:auto-text-indent="false" fo:background-color="transparent"/>
      <style:text-properties style:font-name="Liberation Mono" fo:font-size="10pt" officeooo:rsid="001813a1" officeooo:paragraph-rsid="001da609" style:font-size-asian="10pt" style:font-size-complex="10pt"/>
    </style:style>
    <style:style style:name="P18" style:family="paragraph" style:parent-style-name="Standard" style:master-page-name="">
      <loext:graphic-properties draw:fill="none"/>
      <style:paragraph-properties fo:margin-left="0.5618in" fo:margin-right="0in" fo:text-indent="0in" style:auto-text-indent="false" style:page-number="auto" fo:background-color="transparent"/>
      <style:text-properties style:font-name="Liberation Mono" fo:font-size="10pt" officeooo:rsid="001b757c" officeooo:paragraph-rsid="001d0a67" style:font-size-asian="10pt" style:font-size-complex="10pt"/>
    </style:style>
    <style:style style:name="P19" style:family="paragraph" style:parent-style-name="Standard">
      <loext:graphic-properties draw:fill="none"/>
      <style:paragraph-properties fo:margin-left="0.5618in" fo:margin-right="0in" fo:text-indent="0in" style:auto-text-indent="false" fo:background-color="transparent" fo:padding-left="0in" fo:padding-right="0in" fo:padding-top="0in" fo:padding-bottom="0.0291in" fo:border-left="none" fo:border-right="none" fo:border-top="none" fo:border-bottom="0.06pt solid #000000" style:join-border="false"/>
      <style:text-properties style:font-name="Liberation Mono" fo:font-size="10pt" officeooo:rsid="001b757c" officeooo:paragraph-rsid="001d0a67" style:font-size-asian="10pt" style:font-size-complex="10pt"/>
    </style:style>
    <style:style style:name="P20" style:family="paragraph" style:parent-style-name="Standard" style:master-page-name="">
      <loext:graphic-properties draw:fill="none"/>
      <style:paragraph-properties fo:margin-left="0.5618in" fo:margin-right="0in" fo:text-indent="0in" style:auto-text-indent="false" style:page-number="auto" fo:background-color="transparent"/>
      <style:text-properties style:font-name="Liberation Mono" fo:font-size="10pt" officeooo:rsid="001813a1" officeooo:paragraph-rsid="001da609" style:font-size-asian="10pt" style:font-size-complex="10pt"/>
    </style:style>
    <style:style style:name="P21" style:family="paragraph" style:parent-style-name="Standard" style:master-page-name="">
      <loext:graphic-properties draw:fill="none"/>
      <style:paragraph-properties fo:margin-left="0.5618in" fo:margin-right="0in" fo:text-indent="0in" style:auto-text-indent="false" style:page-number="auto" fo:background-color="transparent"/>
      <style:text-properties style:font-name="Liberation Mono" fo:font-size="10pt" officeooo:rsid="001b757c" officeooo:paragraph-rsid="001da609" style:font-size-asian="10pt" style:font-size-complex="10pt"/>
    </style:style>
    <style:style style:name="P22" style:family="paragraph" style:parent-style-name="Standard">
      <style:text-properties style:font-name="Liberation Mono" fo:font-size="10pt" officeooo:rsid="001813a1" officeooo:paragraph-rsid="001da609" style:font-size-asian="10pt" style:font-size-complex="10pt"/>
    </style:style>
    <style:style style:name="P23" style:family="paragraph" style:parent-style-name="Standard">
      <style:text-properties officeooo:rsid="001f73e3" officeooo:paragraph-rsid="001f73e3"/>
    </style:style>
    <style:style style:name="P24" style:family="paragraph" style:parent-style-name="Standard">
      <style:paragraph-properties fo:text-align="center" style:justify-single-word="false"/>
      <style:text-properties officeooo:rsid="001f73e3" officeooo:paragraph-rsid="001f73e3"/>
    </style:style>
    <style:style style:name="P25" style:family="paragraph" style:parent-style-name="Standard">
      <style:paragraph-properties fo:text-align="start" style:justify-single-word="false"/>
      <style:text-properties officeooo:rsid="002071e4" officeooo:paragraph-rsid="002071e4"/>
    </style:style>
    <style:style style:name="P26" style:family="paragraph" style:parent-style-name="Standard">
      <style:paragraph-properties fo:text-align="start" style:justify-single-word="false"/>
      <style:text-properties fo:font-weight="bold" officeooo:rsid="002071e4" officeooo:paragraph-rsid="002071e4" style:font-weight-asian="bold" style:font-weight-complex="bold"/>
    </style:style>
    <style:style style:name="P27" style:family="paragraph" style:parent-style-name="Standard">
      <style:paragraph-properties fo:text-align="start" style:justify-single-word="false"/>
      <style:text-properties fo:font-weight="bold" officeooo:rsid="002230cd" officeooo:paragraph-rsid="002230cd" style:font-weight-asian="bold" style:font-weight-complex="bold"/>
    </style:style>
    <style:style style:name="P28" style:family="paragraph" style:parent-style-name="Standard">
      <style:paragraph-properties fo:text-align="start" style:justify-single-word="false"/>
      <style:text-properties officeooo:rsid="00234bdc" officeooo:paragraph-rsid="00234bdc"/>
    </style:style>
    <style:style style:name="P29" style:family="paragraph" style:parent-style-name="Standard">
      <loext:graphic-properties draw:fill="none"/>
      <style:paragraph-properties fo:margin-left="0in" fo:margin-right="0in" fo:text-indent="0in" style:auto-text-indent="false" fo:background-color="transparent"/>
      <style:text-properties style:font-name="Liberation Mono" fo:font-size="10pt" officeooo:rsid="001813a1" officeooo:paragraph-rsid="001da609" style:font-size-asian="10pt" style:font-size-complex="10pt"/>
    </style:style>
    <style:style style:name="P30" style:family="paragraph" style:parent-style-name="Standard">
      <loext:graphic-properties draw:fill="none"/>
      <style:paragraph-properties fo:margin-left="0in" fo:margin-right="0in" fo:text-indent="0in" style:auto-text-indent="false" fo:background-color="transparent"/>
      <style:text-properties style:font-name="Liberation Mono" fo:font-size="10pt" officeooo:rsid="001b757c" officeooo:paragraph-rsid="001da609" style:font-size-asian="10pt" style:font-size-complex="10pt"/>
    </style:style>
    <style:style style:name="T1" style:family="text">
      <style:text-properties officeooo:rsid="0018b220"/>
    </style:style>
    <style:style style:name="T2" style:family="text">
      <style:text-properties officeooo:rsid="00194088"/>
    </style:style>
    <style:style style:name="T3" style:family="text">
      <style:text-properties officeooo:rsid="001b757c"/>
    </style:style>
    <style:style style:name="T4" style:family="text">
      <style:text-properties officeooo:rsid="001bc44c"/>
    </style:style>
    <style:style style:name="T5" style:family="text">
      <style:text-properties officeooo:rsid="001da609"/>
    </style:style>
    <style:style style:name="T6" style:family="text">
      <style:text-properties officeooo:rsid="002230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CS 450</text:p>
      <text:p text:style-name="P23">Julianna Bochnak</text:p>
      <text:p text:style-name="P23">Michael Walsh</text:p>
      <text:p text:style-name="P24">Programmming Assignment 4</text:p>
      <text:p text:style-name="P26">Design <text:span text:style-name="T6">and why it works</text:span></text:p>
      <text:p text:style-name="P28">To delete an inode, we deleted the dinode struct on disk by setting it’s memory to 0</text:p>
      <text:p text:style-name="P28"/>
      <text:p text:style-name="P28">To recover the dinode’s information, we loop through the inode table</text:p>
      <text:p text:style-name="P28"><text:tab/>keep track of reachable blocks from valid inodes</text:p>
      <text:p text:style-name="P28">then compare our reachable bitmap to the file system’s block bitmap</text:p>
      <text:p text:style-name="P28">if there are any lost/orphaned blocks, we loop over those and</text:p>
      <text:p text:style-name="P28"><text:tab/>if the beginning entry of the block’s name is “.” then we follow “.”s inodeNo</text:p>
      <text:p text:style-name="P28"><text:tab/><text:tab/>add the of the lost block to the inode’s addr at index 0</text:p>
      <text:p text:style-name="P28"><text:tab/><text:tab/>do the same for the second entry (“..”) at addr[1]</text:p>
      <text:p text:style-name="P28"/>
      <text:p text:style-name="P28">That works because we recover the read the block’s information to find out what inode it thinks it is connected to and reconnect it to the file system by making the dinode match.<text:tab/></text:p>
      <text:p text:style-name="P25"/>
      <text:p text:style-name="P27">Test Data and why it’s good</text:p>
      <text:p text:style-name="P28">mkdir foo; mkdir foo/bar; dirErase 27; fsFixer</text:p>
      <text:p text:style-name="P28">this creates a directory in a directory, erases the inner directory, and then fixes it.</text:p>
      <text:p text:style-name="P28"/>
      <text:p text:style-name="P28">This test case is good because it shows that you can delete a directory that has a parent and reconnects it properly to the file system in fsFixer</text:p>
      <text:p text:style-name="P5">BWRITE(2) <text:s text:c="19"/>Linux Programmer's Manual <text:s text:c="18"/>BWRITE(2)</text:p>
      <text:p text:style-name="P1"/>
      <text:p text:style-name="P1">NAME</text:p>
      <text:p text:style-name="P1"><text:s text:c="7"/>bwrite – write the buffer to disk</text:p>
      <text:p text:style-name="P1"/>
      <text:p text:style-name="P1">SYNOPSIS</text:p>
      <text:p text:style-name="P1"><text:s text:c="7"/>#include “user.h”</text:p>
      <text:p text:style-name="P1"/>
      <text:p text:style-name="P1"><text:s text:c="7"/>int bwrite(struct buf *b);</text:p>
      <text:p text:style-name="P1"/>
      <text:p text:style-name="P1">DESCRIPTION</text:p>
      <text:p text:style-name="P7">bwrite() <text:s/><text:span text:style-name="T1">is a system call that uses log_write to write to a specific block on the disk (buf-&gt;blockno) using the buffer passed to it. That way, if there is a disk crash when writing to the disk, the file system can recover from the crash using the log.</text:span></text:p>
      <text:p text:style-name="P1"/>
      <text:p text:style-name="P4">RETURN VALUE</text:p>
      <text:p text:style-name="P10">0<text:tab/>always</text:p>
      <text:p text:style-name="P2">-----------------------------------------------------------------------------------</text:p>
      <text:p text:style-name="P2"><text:span text:style-name="T1">BREAD</text:span>(2) <text:s text:c="19"/>Linux Programmer's Manual <text:s text:c="18"/><text:span text:style-name="T1">BREAD</text:span>(2)</text:p>
      <text:p text:style-name="P2"/>
      <text:p text:style-name="P2">NAME</text:p>
      <text:p text:style-name="P2"><text:s text:c="7"/><text:span text:style-name="T1">bread</text:span> – <text:span text:style-name="T3">read a specified block from disk into a buffer</text:span></text:p>
      <text:p text:style-name="P2"/>
      <text:p text:style-name="P2">SYNOPSIS</text:p>
      <text:p text:style-name="P2"><text:s text:c="7"/>#include “user.h”</text:p>
      <text:p text:style-name="P2"/>
      <text:p text:style-name="P2"><text:s text:c="7"/>int bread(int <text:span text:style-name="T1">device</text:span>, int <text:span text:style-name="T1">blockNo</text:span>, struct buf *<text:span text:style-name="T2">bp</text:span>);</text:p>
      <text:p text:style-name="P2"/>
      <text:p text:style-name="P2">DESCRIPTION</text:p>
      <text:p text:style-name="P8">b<text:span text:style-name="T1">read</text:span>() <text:s/><text:span text:style-name="T1">is a system call that uses the device and blockNo to use the internal file system bread function to read the block and save in user space to the parameter bp.</text:span></text:p>
      <text:p text:style-name="P11"/>
      <text:p text:style-name="P14">RETURN VALUE</text:p>
      <text:p text:style-name="P10">0 <text:s text:c="4"/>If it finished successfully.</text:p>
      <text:p text:style-name="P13"/>
      <text:p text:style-name="P13">-1 <text:s text:c="3"/>If a parameter was not valid.</text:p>
      <text:p text:style-name="P3">-----------------------------------------------------------------------------------</text:p>
      <text:p text:style-name="P3"><text:span text:style-name="T3">DIRERASE</text:span>(2) <text:s text:c="18"/>Linux Programmer's Manual <text:s text:c="16"/><text:span text:style-name="T3">DIRERASE</text:span>(2)</text:p>
      <text:p text:style-name="P3"/>
      <text:p text:style-name="P3">NAME</text:p>
      <text:p text:style-name="P3"><text:s text:c="7"/><text:span text:style-name="T3">direrase</text:span> – <text:span text:style-name="T3">erases the contents of a dinode</text:span></text:p>
      <text:p text:style-name="P3"/>
      <text:p text:style-name="P3">SYNOPSIS</text:p>
      <text:p text:style-name="P3"><text:s text:c="7"/>#include “user.h”</text:p>
      <text:p text:style-name="P3"/>
      <text:p text:style-name="P3"><text:s text:c="7"/>int dirErase(int dev<text:span text:style-name="T5">ice</text:span>, int inum);</text:p>
      <text:p text:style-name="P3"/>
      <text:p text:style-name="P3">DESCRIPTION</text:p>
      <text:p text:style-name="P9"><text:span text:style-name="T3">dirErase</text:span>() <text:s/><text:span text:style-name="T1">is a system call that uses the device and inode number (inum) to locate and set an on-disk inode struct to 0. If the inode pointed to is not a directory, will kernel panic.</text:span></text:p>
      <text:p text:style-name="P12"/>
      <text:p text:style-name="P14">RETURN VALUE</text:p>
      <text:p text:style-name="P10">0 <text:s text:c="4"/>If it finished successfully.</text:p>
      <text:p text:style-name="P13"/>
      <text:p text:style-name="P13">-1 <text:s text:c="3"/>If a parameter was not valid.</text:p>
      <text:p text:style-name="P14"/>
      <text:p text:style-name="P6"><text:span text:style-name="T3">GETSUPERBLOCK</text:span>(2) <text:s text:c="12"/>Linux Programmer's Manual <text:s text:c="11"/><text:span text:style-name="T3">GETSUPERBLOCK</text:span>(2)</text:p>
      <text:p text:style-name="P3"/>
      <text:p text:style-name="P3">NAME</text:p>
      <text:p text:style-name="P3"><text:s text:c="7"/><text:span text:style-name="T3">getSuperBlock</text:span> – write the buffer to disk</text:p>
      <text:p text:style-name="P3"/>
      <text:p text:style-name="P3">SYNOPSIS</text:p>
      <text:p text:style-name="P3"><text:s text:c="7"/>#include “user.h”</text:p>
      <text:p text:style-name="P3"/>
      <text:p text:style-name="P3"><text:s text:c="7"/>int getSuperBlock(int <text:span text:style-name="T4">deviceNo</text:span>, struct superblock* <text:span text:style-name="T4">sb</text:span>);</text:p>
      <text:p text:style-name="P3"/>
      <text:p text:style-name="P3">DESCRIPTION</text:p>
      <text:p text:style-name="P9"><text:span text:style-name="T3">getSuperBlock</text:span>() <text:s/><text:span text:style-name="T1">is a system call that uses the deviceNo to locate a superblock for the device and save it at the given location sb.</text:span></text:p>
      <text:p text:style-name="P3"/>
      <text:p text:style-name="P4">RETURN VALUE</text:p>
      <text:p text:style-name="P18">0 <text:s text:c="4"/>If it finished successfully.</text:p>
      <text:p text:style-name="P15"/>
      <text:p text:style-name="P19">-1 <text:s text:c="3"/>If a parameter was not valid</text:p>
      <text:p text:style-name="P22"><text:span text:style-name="T5">GETINODE</text:span>(2) <text:s text:c="17"/>Linux Programmer's Manual <text:s text:c="16"/><text:span text:style-name="T5">GETINODE</text:span>(2)</text:p>
      <text:p text:style-name="P22"/>
      <text:p text:style-name="P22">NAME</text:p>
      <text:p text:style-name="P22"><text:s text:c="7"/><text:span text:style-name="T5">getInode</text:span> – <text:span text:style-name="T3">read a specified block from disk into a buffer</text:span></text:p>
      <text:p text:style-name="P22"/>
      <text:p text:style-name="P22">SYNOPSIS</text:p>
      <text:p text:style-name="P22"><text:s text:c="7"/>#include “user.h”</text:p>
      <text:p text:style-name="P22"/>
      <text:p text:style-name="P22"><text:s text:c="7"/>int getINode(int <text:span text:style-name="T5">device</text:span>, int <text:span text:style-name="T5">inum</text:span>, struct dinode* <text:span text:style-name="T5">dip</text:span>);</text:p>
      <text:p text:style-name="P22"/>
      <text:p text:style-name="P22">DESCRIPTION</text:p>
      <text:p text:style-name="P20"><text:span text:style-name="T5">getInode</text:span>() <text:s/><text:span text:style-name="T1">is a system call that uses the device and inode number (inum) to locate an on-disk inode struct and save it in the location of dip. </text:span></text:p>
      <text:p text:style-name="P17"/>
      <text:p text:style-name="P30">RETURN VALUE</text:p>
      <text:p text:style-name="P21">0 <text:s text:c="4"/>If it finished successfully.</text:p>
      <text:p text:style-name="P16"/>
      <text:p text:style-name="P16">-1 <text:s text:c="3"/>If a parameter was not valid.</text:p>
      <text:p text:style-name="P29">-----------------------------------------------------------------------------------</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22:57:17.523483882</meta:creation-date>
    <dc:date>2018-04-25T23:54:37.958531129</dc:date>
    <meta:editing-duration>PT26M9S</meta:editing-duration>
    <meta:editing-cycles>10</meta:editing-cycles>
    <meta:generator>LibreOffice/5.4.6.2$Linux_X86_64 LibreOffice_project/40m0$Build-2</meta:generator>
    <meta:document-statistic meta:table-count="0" meta:image-count="0" meta:object-count="0" meta:page-count="3" meta:paragraph-count="75" meta:word-count="548" meta:character-count="3718" meta:non-whitespace-character-count="2930"/>
  </office:meta>
</office:document-meta>
</file>